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/>
      <style:text-properties style:font-name="Arial" fo:font-size="13pt" style:font-name-asian="Arial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0-01_13-14-28_000.jpg</text:p>
          </table:table-cell>
          <table:table-cell table:style-name="ce22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14807 E-139-34-49.434814</text:p>
          </table:table-cell>
          <table:table-cell table:style-name="ce35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0-01_14-44-18_000.jpg</text:p>
          </table:table-cell>
          <table:table-cell table:style-name="ce22" office:value-type="string">
            <text:p>:m 東和 PHOTO / 201002f / 新子安駅 / 横浜市神奈川区新子安一丁目２４番計画 / １名 / 向洋電機工業（熊谷組） / 資料</text:p>
          </table:table-cell>
          <table:table-cell table:style-name="ce4"/>
          <table:table-cell table:style-name="ce4"/>
          <table:table-cell table:style-name="ce4" office:value-type="string">
            <text:p>N-35-35-28.559875 E-139-34-49.489746</text:p>
          </table:table-cell>
          <table:table-cell table:style-name="ce35" table:formula="of:=IF([.E3]=&quot;&quot;;[.C3];CONCATENATE([.C3];&quot; / &quot;;[.E3]))" office:value-type="string" office:string-value=":m 東和 PHOTO / 201002f / 新子安駅 / 横浜市神奈川区新子安一丁目２４番計画 / １名 / 向洋電機工業（熊谷組） / 資料">
            <text:p>:m 東和 PHOTO / 201002f / 新子安駅 / 横浜市神奈川区新子安一丁目２４番計画 / １名 / 向洋電機工業（熊谷組） / 資料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0-10-01_14-44-55_000.jpg</text:p>
          </table:table-cell>
          <table:table-cell table:style-name="ce22" office:value-type="string">
            <text:p>:m 東和 PHOTO / 201002f / 新子安駅 / 横浜市神奈川区新子安一丁目２４番計画 / １名 / 向洋電機工業（熊谷組） / 資料</text:p>
          </table:table-cell>
          <table:table-cell table:style-name="ce34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4]=&quot;&quot;;[.C4];CONCATENATE([.C4];&quot; / &quot;;[.E4]))" office:value-type="string" office:string-value=":m 東和 PHOTO / 201002f / 新子安駅 / 横浜市神奈川区新子安一丁目２４番計画 / １名 / 向洋電機工業（熊谷組） / 資料">
            <text:p>:m 東和 PHOTO / 201002f / 新子安駅 / 横浜市神奈川区新子安一丁目２４番計画 / １名 / 向洋電機工業（熊谷組） / 資料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01_14-45-49_000.jpg</text:p>
          </table:table-cell>
          <table:table-cell table:style-name="ce22" office:value-type="string">
            <text:p>:m 東和 PHOTO / 201002f / 新子安駅 / 横浜市神奈川区新子安一丁目２４番計画 / １名 / 向洋電機工業（熊谷組） / 資料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5]=&quot;&quot;;[.C5];CONCATENATE([.C5];&quot; / &quot;;[.E5]))" office:value-type="string" office:string-value=":m 東和 PHOTO / 201002f / 新子安駅 / 横浜市神奈川区新子安一丁目２４番計画 / １名 / 向洋電機工業（熊谷組） / 資料">
            <text:p>:m 東和 PHOTO / 201002f / 新子安駅 / 横浜市神奈川区新子安一丁目２４番計画 / １名 / 向洋電機工業（熊谷組） / 資料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01_14-48-59_000.jpg</text:p>
          </table:table-cell>
          <table:table-cell table:style-name="ce22" office:value-type="string">
            <text:p>:m 東和 PHOTO / 201002f / 新子安駅 / 横浜市神奈川区新子安一丁目２４番計画 / １名 / 向洋電機工業（熊谷組） / 資料</text:p>
          </table:table-cell>
          <table:table-cell table:style-name="ce18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5" table:formula="of:=IF([.E6]=&quot;&quot;;[.C6];CONCATENATE([.C6];&quot; / &quot;;[.E6]))" office:value-type="string" office:string-value=":m 東和 PHOTO / 201002f / 新子安駅 / 横浜市神奈川区新子安一丁目２４番計画 / １名 / 向洋電機工業（熊谷組） / 資料">
            <text:p>:m 東和 PHOTO / 201002f / 新子安駅 / 横浜市神奈川区新子安一丁目２４番計画 / １名 / 向洋電機工業（熊谷組） / 資料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01_14-51-20_000.jpg</text:p>
          </table:table-cell>
          <table:table-cell table:style-name="ce22" office:value-type="string">
            <text:p>:m 東和 PHOTO / 201002f / 新子安駅 / 横浜市神奈川区新子安一丁目２４番計画 / １名 / 向洋電機工業（熊谷組） / 資料</text:p>
          </table:table-cell>
          <table:table-cell table:style-name="ce19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7]=&quot;&quot;;[.C7];CONCATENATE([.C7];&quot; / &quot;;[.E7]))" office:value-type="string" office:string-value=":m 東和 PHOTO / 201002f / 新子安駅 / 横浜市神奈川区新子安一丁目２４番計画 / １名 / 向洋電機工業（熊谷組） / 資料">
            <text:p>:m 東和 PHOTO / 201002f / 新子安駅 / 横浜市神奈川区新子安一丁目２４番計画 / １名 / 向洋電機工業（熊谷組） / 資料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01_14-51-25_000.jpg</text:p>
          </table:table-cell>
          <table:table-cell table:style-name="ce22" office:value-type="string">
            <text:p>:m 東和 PHOTO / 201002f / 新子安駅 / 横浜市神奈川区新子安一丁目２４番計画 / １名 / 向洋電機工業（熊谷組） / 資料</text:p>
          </table:table-cell>
          <table:table-cell table:style-name="ce17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8]=&quot;&quot;;[.C8];CONCATENATE([.C8];&quot; / &quot;;[.E8]))" office:value-type="string" office:string-value=":m 東和 PHOTO / 201002f / 新子安駅 / 横浜市神奈川区新子安一丁目２４番計画 / １名 / 向洋電機工業（熊谷組） / 資料">
            <text:p>:m 東和 PHOTO / 201002f / 新子安駅 / 横浜市神奈川区新子安一丁目２４番計画 / １名 / 向洋電機工業（熊谷組） / 資料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01_16-39-16_000.jpg</text:p>
          </table:table-cell>
          <table:table-cell table:style-name="ce22" office:value-type="string">
            <text:p>:i FX / detect-pattern / まずはprev-4-bars:up-down:集めよう；自分がよく知っているパタン：用意しよう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9]=&quot;&quot;;[.C9];CONCATENATE([.C9];&quot; / &quot;;[.E9]))" office:value-type="string" office:string-value=":i FX / detect-pattern / まずはprev-4-bars:up-down:集めよう；自分がよく知っているパタン：用意しよう">
            <text:p>:i FX / detect-pattern / まずはprev-4-bars:up-down:集めよう；自分がよく知っているパタン：用意しよう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0-01_16-59-32_000.jpg</text:p>
          </table:table-cell>
          <table:table-cell table:style-name="ce18" office:value-type="string">
            <text:p>-*</text:p>
          </table:table-cell>
          <table:table-cell table:style-name="ce18"/>
          <table:table-cell table:style-name="ce4"/>
          <table:table-cell table:style-name="ce4" office:value-type="string">
            <text:p>N-35-35-28.49121 E-139-34-48.995361</text:p>
          </table:table-cell>
          <table:table-cell table:style-name="ce35" table:formula="of:=IF([.E10]=&quot;&quot;;[.C10];CONCATENATE([.C10];&quot; / &quot;;[.E10]))" office:value-type="string" office:string-value="-*">
            <text:p>-*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01_16-59-47_000.jpg</text:p>
          </table:table-cell>
          <table:table-cell table:style-name="ce18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8.49121 E-139-34-48.995361</text:p>
          </table:table-cell>
          <table:table-cell table:style-name="ce35" table:formula="of:=IF([.E11]=&quot;&quot;;[.C11];CONCATENATE([.C11];&quot; / &quot;;[.E11]))" office:value-type="string" office:string-value="-*">
            <text:p>-*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0-01_18-20-47_000.jpg</text:p>
          </table:table-cell>
          <table:table-cell table:style-name="ce18" office:value-type="string">
            <text:p>:m RES 1*1 / free# JVEMV6 37#28_26.10 / 37. miscs of miscs / 28. anim.dessin / 26. 解剖 / theme=腰：筋肉,w:大腿筋；大腿直筋,notice=~,found=~ / N+</text:p>
          </table:table-cell>
          <table:table-cell table:style-name="ce17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5" table:formula="of:=IF([.E12]=&quot;&quot;;[.C12];CONCATENATE([.C12];&quot; / &quot;;[.E12]))" office:value-type="string" office:string-value=":m RES 1*1 / free# JVEMV6 37#28_26.10 / 37. miscs of miscs / 28. anim.dessin / 26. 解剖 / theme=腰：筋肉,w:大腿筋；大腿直筋,notice=~,found=~ / N+">
            <text:p>:m RES 1*1 / free# JVEMV6 37#28_26.10 / 37. miscs of miscs / 28. anim.dessin / 26. 解剖 / theme=腰：筋肉,w:大腿筋；大腿直筋,notice=~,found=~ / N+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0-01_20-42-49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13]=&quot;&quot;;[.C13];CONCATENATE([.C13];&quot; / &quot;;[.E13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0-02_04-30-36_000.jpg</text:p>
          </table:table-cell>
          <table:table-cell table:style-name="ce18" office:value-type="string">
            <text:p>:PHOTO 記録 / 経過記録；作ったもの / food=焼酎漬け / material=ローズマリー；芋焼酎,time=0929-2250</text:p>
          </table:table-cell>
          <table:table-cell table:style-name="ce19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5" table:formula="of:=IF([.E14]=&quot;&quot;;[.C14];CONCATENATE([.C14];&quot; / &quot;;[.E14]))" office:value-type="string" office:string-value=":PHOTO 記録 / 経過記録；作ったもの / food=焼酎漬け / material=ローズマリー；芋焼酎,time=0929-2250">
            <text:p>:PHOTO 記録 / 経過記録；作ったもの / food=焼酎漬け / material=ローズマリー；芋焼酎,time=0929-2250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0-02_04-31-01_000.jpg</text:p>
          </table:table-cell>
          <table:table-cell table:style-name="ce19" office:value-type="string">
            <text:p>:PHOTO 記録 / 経過記録；作ったもの / food=焼酎漬け / material=大葉；芋焼酎,time=0929</text:p>
          </table:table-cell>
          <table:table-cell table:style-name="ce17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15]=&quot;&quot;;[.C15];CONCATENATE([.C15];&quot; / &quot;;[.E15]))" office:value-type="string" office:string-value=":PHOTO 記録 / 経過記録；作ったもの / food=焼酎漬け / material=大葉；芋焼酎,time=0929">
            <text:p>:PHOTO 記録 / 経過記録；作ったもの / food=焼酎漬け / material=大葉；芋焼酎,time=0929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0-02_04-31-49_000.jpg</text:p>
          </table:table-cell>
          <table:table-cell table:style-name="ce19" office:value-type="string">
            <text:p>:PHOTO 記録 / 経過記録；作ったもの / food=焼酎漬け / material=大葉；麦焼酎,time=0917-2302</text:p>
          </table:table-cell>
          <table:table-cell table:style-name="ce18"/>
          <table:table-cell table:style-name="ce4"/>
          <table:table-cell table:style-name="ce4" office:value-type="string">
            <text:p>N-35-35-28.614807 E-139-34-49.489746</text:p>
          </table:table-cell>
          <table:table-cell table:style-name="ce35" table:formula="of:=IF([.E16]=&quot;&quot;;[.C16];CONCATENATE([.C16];&quot; / &quot;;[.E16]))" office:value-type="string" office:string-value=":PHOTO 記録 / 経過記録；作ったもの / food=焼酎漬け / material=大葉；麦焼酎,time=0917-2302">
            <text:p>:PHOTO 記録 / 経過記録；作ったもの / food=焼酎漬け / material=大葉；麦焼酎,time=0917-2302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10-02_04-37-12_000.jpg</text:p>
          </table:table-cell>
          <table:table-cell table:style-name="ce8" office:value-type="string">
            <text:p>:PHOTO 記録 / 日誌 / @自室 / マウスピース / 水を交換した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17]=&quot;&quot;;[.C17];CONCATENATE([.C17];&quot; / &quot;;[.E17]))" office:value-type="string" office:string-value=":PHOTO 記録 / 日誌 / @自室 / マウスピース / 水を交換した">
            <text:p>:PHOTO 記録 / 日誌 / @自室 / マウスピース / 水を交換した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10-02_04-37-23_000.jpg</text:p>
          </table:table-cell>
          <table:table-cell table:style-name="ce19" office:value-type="string">
            <text:p>:m :PHOTO 起きた時刻 / 2020 / 30分前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18]=&quot;&quot;;[.C18];CONCATENATE([.C18];&quot; / &quot;;[.E18]))" office:value-type="string" office:string-value=":m :PHOTO 起きた時刻 / 2020 / 30分前">
            <text:p>:m :PHOTO 起きた時刻 / 2020 / 30分前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10-02_05-16-10_000.jpg</text:p>
          </table:table-cell>
          <table:table-cell table:style-name="ce22" office:value-type="string">
            <text:p>:m 東和 PHOTO / 201002f / 新子安駅 / 横浜市神奈川区新子安一丁目２４番計画 / １名 / 向洋電機工業（熊谷組） / 出発時間</text:p>
          </table:table-cell>
          <table:table-cell table:style-name="ce17"/>
          <table:table-cell table:style-name="ce4"/>
          <table:table-cell table:style-name="ce4" office:value-type="string">
            <text:p>N-35-35-28.340148 E-139-34-49.764404</text:p>
          </table:table-cell>
          <table:table-cell table:style-name="ce35" table:formula="of:=IF([.E19]=&quot;&quot;;[.C19];CONCATENATE([.C19];&quot; / &quot;;[.E19]))" office:value-type="string" office:string-value=":m 東和 PHOTO / 201002f / 新子安駅 / 横浜市神奈川区新子安一丁目２４番計画 / １名 / 向洋電機工業（熊谷組） / 出発時間">
            <text:p>:m 東和 PHOTO / 201002f / 新子安駅 / 横浜市神奈川区新子安一丁目２４番計画 / １名 / 向洋電機工業（熊谷組） / 出発時間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10-02_06-32-35_000.jpg</text:p>
          </table:table-cell>
          <table:table-cell table:style-name="ce8" office:value-type="string">
            <text:p>:PHOTO 記録しておきたいもの / @新子安駅、東和現場近く / 店舗：「菓匠　千草庵」 / N-35-29-17.8125 E-139-39-16.732177</text:p>
          </table:table-cell>
          <table:table-cell table:style-name="ce18"/>
          <table:table-cell table:style-name="ce4" table:formula="of:=[.F20]" office:value-type="string" office:string-value="N-35-29-17.8125 E-139-39-16.732177">
            <text:p>N-35-29-17.8125 E-139-39-16.732177</text:p>
          </table:table-cell>
          <table:table-cell table:style-name="ce4" office:value-type="string">
            <text:p>N-35-29-17.8125 E-139-39-16.732177</text:p>
          </table:table-cell>
          <table:table-cell table:style-name="ce35" table:formula="of:=IF([.E20]=&quot;&quot;;[.C20];CONCATENATE([.C20];&quot; / &quot;;[.E20]))" office:value-type="string" office:string-value=":PHOTO 記録しておきたいもの / @新子安駅、東和現場近く / 店舗：「菓匠　千草庵」 / N-35-29-17.8125 E-139-39-16.732177 / N-35-29-17.8125 E-139-39-16.732177">
            <text:p>:PHOTO 記録しておきたいもの / @新子安駅、東和現場近く / 店舗：「菓匠　千草庵」 / N-35-29-17.8125 E-139-39-16.732177 / N-35-29-17.8125 E-139-39-16.732177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10-02_06-32-36_000.jpg</text:p>
          </table:table-cell>
          <table:table-cell table:style-name="ce8" office:value-type="string">
            <text:p>:PHOTO 記録しておきたいもの / @新子安駅、東和現場近く / 店舗：「菓匠　千草庵」 / N-35-29-17.8125 E-139-39-16.732177</text:p>
          </table:table-cell>
          <table:table-cell table:style-name="ce19"/>
          <table:table-cell table:style-name="ce4" table:formula="of:=[.F21]" office:value-type="string" office:string-value="N-35-29-17.8125 E-139-39-16.732177">
            <text:p>N-35-29-17.8125 E-139-39-16.732177</text:p>
          </table:table-cell>
          <table:table-cell table:style-name="ce4" office:value-type="string">
            <text:p>N-35-29-17.8125 E-139-39-16.732177</text:p>
          </table:table-cell>
          <table:table-cell table:style-name="ce35" table:formula="of:=IF([.E21]=&quot;&quot;;[.C21];CONCATENATE([.C21];&quot; / &quot;;[.E21]))" office:value-type="string" office:string-value=":PHOTO 記録しておきたいもの / @新子安駅、東和現場近く / 店舗：「菓匠　千草庵」 / N-35-29-17.8125 E-139-39-16.732177 / N-35-29-17.8125 E-139-39-16.732177">
            <text:p>:PHOTO 記録しておきたいもの / @新子安駅、東和現場近く / 店舗：「菓匠　千草庵」 / N-35-29-17.8125 E-139-39-16.732177 / N-35-29-17.8125 E-139-39-16.732177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10-02_06-32-40_000.jpg</text:p>
          </table:table-cell>
          <table:table-cell table:style-name="ce8" office:value-type="string">
            <text:p>:PHOTO 記録しておきたいもの / @新子安駅、東和現場近く / 店舗：「菓匠　千草庵」 / N-35-29-17.8125 E-139-39-16.732177</text:p>
          </table:table-cell>
          <table:table-cell table:style-name="ce19"/>
          <table:table-cell table:style-name="ce4" table:formula="of:=[.F22]" office:value-type="string" office:string-value="N-35-29-17.8125 E-139-39-16.732177">
            <text:p>N-35-29-17.8125 E-139-39-16.732177</text:p>
          </table:table-cell>
          <table:table-cell table:style-name="ce4" office:value-type="string">
            <text:p>N-35-29-17.8125 E-139-39-16.732177</text:p>
          </table:table-cell>
          <table:table-cell table:style-name="ce35" table:formula="of:=IF([.E22]=&quot;&quot;;[.C22];CONCATENATE([.C22];&quot; / &quot;;[.E22]))" office:value-type="string" office:string-value=":PHOTO 記録しておきたいもの / @新子安駅、東和現場近く / 店舗：「菓匠　千草庵」 / N-35-29-17.8125 E-139-39-16.732177 / N-35-29-17.8125 E-139-39-16.732177">
            <text:p>:PHOTO 記録しておきたいもの / @新子安駅、東和現場近く / 店舗：「菓匠　千草庵」 / N-35-29-17.8125 E-139-39-16.732177 / N-35-29-17.8125 E-139-39-16.732177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10-02_06-33-17_000.jpg</text:p>
          </table:table-cell>
          <table:table-cell table:style-name="ce8" office:value-type="string">
            <text:p>:PHOTO 記録しておきたいもの / @新子安駅、東和現場近く / 店舗：「菓匠　千草庵」 / N-35-29-18.032226 E-139-39-16.842041</text:p>
          </table:table-cell>
          <table:table-cell table:style-name="ce16"/>
          <table:table-cell table:style-name="ce4" table:formula="of:=[.F23]" office:value-type="string" office:string-value="N-35-29-18.032226 E-139-39-16.842041">
            <text:p>N-35-29-18.032226 E-139-39-16.842041</text:p>
          </table:table-cell>
          <table:table-cell table:style-name="ce4" office:value-type="string">
            <text:p>N-35-29-18.032226 E-139-39-16.842041</text:p>
          </table:table-cell>
          <table:table-cell table:style-name="ce35" table:formula="of:=IF([.E23]=&quot;&quot;;[.C23];CONCATENATE([.C23];&quot; / &quot;;[.E23]))" office:value-type="string" office:string-value=":PHOTO 記録しておきたいもの / @新子安駅、東和現場近く / 店舗：「菓匠　千草庵」 / N-35-29-18.032226 E-139-39-16.842041 / N-35-29-18.032226 E-139-39-16.842041">
            <text:p>:PHOTO 記録しておきたいもの / @新子安駅、東和現場近く / 店舗：「菓匠　千草庵」 / N-35-29-18.032226 E-139-39-16.842041 / N-35-29-18.032226 E-139-39-16.842041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10-02_06-33-20_000.jpg</text:p>
          </table:table-cell>
          <table:table-cell table:style-name="ce8" office:value-type="string">
            <text:p>:PHOTO 記録しておきたいもの / @新子安駅、東和現場近く / 店舗：「菓匠　千草庵」 / N-35-29-18.032226 E-139-39-16.842041</text:p>
          </table:table-cell>
          <table:table-cell table:style-name="ce4"/>
          <table:table-cell table:style-name="ce4" table:formula="of:=[.F24]" office:value-type="string" office:string-value="N-35-29-18.032226 E-139-39-16.842041">
            <text:p>N-35-29-18.032226 E-139-39-16.842041</text:p>
          </table:table-cell>
          <table:table-cell table:style-name="ce4" office:value-type="string">
            <text:p>N-35-29-18.032226 E-139-39-16.842041</text:p>
          </table:table-cell>
          <table:table-cell table:style-name="ce35" table:formula="of:=IF([.E24]=&quot;&quot;;[.C24];CONCATENATE([.C24];&quot; / &quot;;[.E24]))" office:value-type="string" office:string-value=":PHOTO 記録しておきたいもの / @新子安駅、東和現場近く / 店舗：「菓匠　千草庵」 / N-35-29-18.032226 E-139-39-16.842041 / N-35-29-18.032226 E-139-39-16.842041">
            <text:p>:PHOTO 記録しておきたいもの / @新子安駅、東和現場近く / 店舗：「菓匠　千草庵」 / N-35-29-18.032226 E-139-39-16.842041 / N-35-29-18.032226 E-139-39-16.842041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10-02_06-33-33_000.jpg</text:p>
          </table:table-cell>
          <table:table-cell table:style-name="ce8" office:value-type="string">
            <text:p>:PHOTO 記録しておきたいもの / @新子安駅、東和現場近く / 店舗：「菓匠　千草庵」 / N-35-29-18.032226 E-139-39-16.842041</text:p>
          </table:table-cell>
          <table:table-cell table:style-name="ce4"/>
          <table:table-cell table:style-name="ce4" table:formula="of:=[.F25]" office:value-type="string" office:string-value="N-35-29-18.032226 E-139-39-16.842041">
            <text:p>N-35-29-18.032226 E-139-39-16.842041</text:p>
          </table:table-cell>
          <table:table-cell table:style-name="ce4" office:value-type="string">
            <text:p>N-35-29-18.032226 E-139-39-16.842041</text:p>
          </table:table-cell>
          <table:table-cell table:style-name="ce35" table:formula="of:=IF([.E25]=&quot;&quot;;[.C25];CONCATENATE([.C25];&quot; / &quot;;[.E25]))" office:value-type="string" office:string-value=":PHOTO 記録しておきたいもの / @新子安駅、東和現場近く / 店舗：「菓匠　千草庵」 / N-35-29-18.032226 E-139-39-16.842041 / N-35-29-18.032226 E-139-39-16.842041">
            <text:p>:PHOTO 記録しておきたいもの / @新子安駅、東和現場近く / 店舗：「菓匠　千草庵」 / N-35-29-18.032226 E-139-39-16.842041 / N-35-29-18.032226 E-139-39-16.842041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0-10-02_06-34-31_000.jpg</text:p>
          </table:table-cell>
          <table:table-cell table:style-name="ce8" office:value-type="string">
            <text:p>:PHOTO 記録しておきたいもの / @新子安駅、東和現場近く / 居住敷地の植物：長い葉 / N-35-29-15.422973 E-139-39-16.622314</text:p>
          </table:table-cell>
          <table:table-cell table:style-name="ce18"/>
          <table:table-cell table:style-name="ce4" table:formula="of:=[.F26]" office:value-type="string" office:string-value="N-35-29-15.422973 E-139-39-16.622314">
            <text:p>N-35-29-15.422973 E-139-39-16.622314</text:p>
          </table:table-cell>
          <table:table-cell table:style-name="ce4" office:value-type="string">
            <text:p>N-35-29-15.422973 E-139-39-16.622314</text:p>
          </table:table-cell>
          <table:table-cell table:style-name="ce35" table:formula="of:=IF([.E26]=&quot;&quot;;[.C26];CONCATENATE([.C26];&quot; / &quot;;[.E26]))" office:value-type="string" office:string-value=":PHOTO 記録しておきたいもの / @新子安駅、東和現場近く / 居住敷地の植物：長い葉 / N-35-29-15.422973 E-139-39-16.622314 / N-35-29-15.422973 E-139-39-16.622314">
            <text:p>:PHOTO 記録しておきたいもの / @新子安駅、東和現場近く / 居住敷地の植物：長い葉 / N-35-29-15.422973 E-139-39-16.622314 / N-35-29-15.422973 E-139-39-16.622314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0-10-02_06-34-35_000.jpg</text:p>
          </table:table-cell>
          <table:table-cell table:style-name="ce8" office:value-type="string">
            <text:p>:PHOTO 記録しておきたいもの / @新子安駅、東和現場近く / 居住敷地の植物：長い葉 / N-35-29-15.422973 E-139-39-16.622314</text:p>
          </table:table-cell>
          <table:table-cell table:style-name="ce19"/>
          <table:table-cell table:style-name="ce4" table:formula="of:=[.F27]" office:value-type="string" office:string-value="N-35-29-15.422973 E-139-39-16.622314">
            <text:p>N-35-29-15.422973 E-139-39-16.622314</text:p>
          </table:table-cell>
          <table:table-cell table:style-name="ce4" office:value-type="string">
            <text:p>N-35-29-15.422973 E-139-39-16.622314</text:p>
          </table:table-cell>
          <table:table-cell table:style-name="ce35" table:formula="of:=IF([.E27]=&quot;&quot;;[.C27];CONCATENATE([.C27];&quot; / &quot;;[.E27]))" office:value-type="string" office:string-value=":PHOTO 記録しておきたいもの / @新子安駅、東和現場近く / 居住敷地の植物：長い葉 / N-35-29-15.422973 E-139-39-16.622314 / N-35-29-15.422973 E-139-39-16.622314">
            <text:p>:PHOTO 記録しておきたいもの / @新子安駅、東和現場近く / 居住敷地の植物：長い葉 / N-35-29-15.422973 E-139-39-16.622314 / N-35-29-15.422973 E-139-39-16.622314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0-10-02_06-34-42_000.jpg</text:p>
          </table:table-cell>
          <table:table-cell table:style-name="ce8" office:value-type="string">
            <text:p>:PHOTO 記録しておきたいもの / @新子安駅、東和現場近く / 居住敷地の植物：長い葉 / N-35-29-15.422973 E-139-39-16.622314</text:p>
          </table:table-cell>
          <table:table-cell table:style-name="ce18"/>
          <table:table-cell table:style-name="ce4" table:formula="of:=[.F28]" office:value-type="string" office:string-value="N-35-29-15.422973 E-139-39-16.622314">
            <text:p>N-35-29-15.422973 E-139-39-16.622314</text:p>
          </table:table-cell>
          <table:table-cell table:style-name="ce4" office:value-type="string">
            <text:p>N-35-29-15.422973 E-139-39-16.622314</text:p>
          </table:table-cell>
          <table:table-cell table:style-name="ce35" table:formula="of:=IF([.E28]=&quot;&quot;;[.C28];CONCATENATE([.C28];&quot; / &quot;;[.E28]))" office:value-type="string" office:string-value=":PHOTO 記録しておきたいもの / @新子安駅、東和現場近く / 居住敷地の植物：長い葉 / N-35-29-15.422973 E-139-39-16.622314 / N-35-29-15.422973 E-139-39-16.622314">
            <text:p>:PHOTO 記録しておきたいもの / @新子安駅、東和現場近く / 居住敷地の植物：長い葉 / N-35-29-15.422973 E-139-39-16.622314 / N-35-29-15.422973 E-139-39-16.622314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0-10-02_06-35-16_000.jpg</text:p>
          </table:table-cell>
          <table:table-cell table:style-name="ce8" office:value-type="string">
            <text:p>:PHOTO 記録しておきたいもの / @新子安駅、東和現場近く / 居住敷地の植物：長い葉 / N-35-29-16.013488 E-139-39-16.787109</text:p>
          </table:table-cell>
          <table:table-cell table:style-name="ce8"/>
          <table:table-cell table:style-name="ce4" table:formula="of:=[.F29]" office:value-type="string" office:string-value="N-35-29-16.013488 E-139-39-16.787109">
            <text:p>N-35-29-16.013488 E-139-39-16.787109</text:p>
          </table:table-cell>
          <table:table-cell table:style-name="ce4" office:value-type="string">
            <text:p>N-35-29-16.013488 E-139-39-16.787109</text:p>
          </table:table-cell>
          <table:table-cell table:style-name="ce35" table:formula="of:=IF([.E29]=&quot;&quot;;[.C29];CONCATENATE([.C29];&quot; / &quot;;[.E29]))" office:value-type="string" office:string-value=":PHOTO 記録しておきたいもの / @新子安駅、東和現場近く / 居住敷地の植物：長い葉 / N-35-29-16.013488 E-139-39-16.787109 / N-35-29-16.013488 E-139-39-16.787109">
            <text:p>:PHOTO 記録しておきたいもの / @新子安駅、東和現場近く / 居住敷地の植物：長い葉 / N-35-29-16.013488 E-139-39-16.787109 / N-35-29-16.013488 E-139-39-16.787109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0-10-02_07-08-51_000.jpg</text:p>
          </table:table-cell>
          <table:table-cell table:style-name="ce22" office:value-type="string">
            <text:p>:PHOTO 記録しておきたいもの / @新子安駅；東和現場；詰所手前：朝礼会場 / 壁の掲示物：当日の作業案内 / N-35-29-18.581542 E-139-39-11.074218</text:p>
          </table:table-cell>
          <table:table-cell table:style-name="ce17"/>
          <table:table-cell table:style-name="ce4" table:formula="of:=[.F30]" office:value-type="string" office:string-value="N-35-29-18.581542 E-139-39-11.074218">
            <text:p>N-35-29-18.581542 E-139-39-11.074218</text:p>
          </table:table-cell>
          <table:table-cell table:style-name="ce4" office:value-type="string">
            <text:p>N-35-29-18.581542 E-139-39-11.074218</text:p>
          </table:table-cell>
          <table:table-cell table:style-name="ce35" table:formula="of:=IF([.E30]=&quot;&quot;;[.C30];CONCATENATE([.C30];&quot; / &quot;;[.E30]))" office:value-type="string" office:string-value=":PHOTO 記録しておきたいもの / @新子安駅；東和現場；詰所手前：朝礼会場 / 壁の掲示物：当日の作業案内 / N-35-29-18.581542 E-139-39-11.074218 / N-35-29-18.581542 E-139-39-11.074218">
            <text:p>:PHOTO 記録しておきたいもの / @新子安駅；東和現場；詰所手前：朝礼会場 / 壁の掲示物：当日の作業案内 / N-35-29-18.581542 E-139-39-11.074218 / N-35-29-18.581542 E-139-39-11.074218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0-10-02_12-29-33_000.jpg</text:p>
          </table:table-cell>
          <table:table-cell table:style-name="ce22" office:value-type="string">
            <text:p>:PHOTO 記録しておきたいもの / @新子安駅；東和現場；詰所内 / 設計図：用語、語句 / N-35-29-19.144592 E-139-39-11.843261</text:p>
          </table:table-cell>
          <table:table-cell table:style-name="ce18"/>
          <table:table-cell table:style-name="ce4" table:formula="of:=[.F31]" office:value-type="string" office:string-value="N-35-29-19.144592 E-139-39-11.843261">
            <text:p>N-35-29-19.144592 E-139-39-11.843261</text:p>
          </table:table-cell>
          <table:table-cell table:style-name="ce4" office:value-type="string">
            <text:p>N-35-29-19.144592 E-139-39-11.843261</text:p>
          </table:table-cell>
          <table:table-cell table:style-name="ce35" table:formula="of:=IF([.E31]=&quot;&quot;;[.C31];CONCATENATE([.C31];&quot; / &quot;;[.E31]))" office:value-type="string" office:string-value=":PHOTO 記録しておきたいもの / @新子安駅；東和現場；詰所内 / 設計図：用語、語句 / N-35-29-19.144592 E-139-39-11.843261 / N-35-29-19.144592 E-139-39-11.843261">
            <text:p>:PHOTO 記録しておきたいもの / @新子安駅；東和現場；詰所内 / 設計図：用語、語句 / N-35-29-19.144592 E-139-39-11.843261 / N-35-29-19.144592 E-139-39-11.843261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0-10-02_12-29-35_000.jpg</text:p>
          </table:table-cell>
          <table:table-cell table:style-name="ce22" office:value-type="string">
            <text:p>:PHOTO 記録しておきたいもの / @新子安駅；東和現場；詰所内 / 設計図：用語、語句 / N-35-29-19.144592 E-139-39-11.843261</text:p>
          </table:table-cell>
          <table:table-cell table:style-name="ce19"/>
          <table:table-cell table:style-name="ce4" table:formula="of:=[.F32]" office:value-type="string" office:string-value="N-35-29-19.144592 E-139-39-11.843261">
            <text:p>N-35-29-19.144592 E-139-39-11.843261</text:p>
          </table:table-cell>
          <table:table-cell table:style-name="ce4" office:value-type="string">
            <text:p>N-35-29-19.144592 E-139-39-11.843261</text:p>
          </table:table-cell>
          <table:table-cell table:style-name="ce35" table:formula="of:=IF([.E32]=&quot;&quot;;[.C32];CONCATENATE([.C32];&quot; / &quot;;[.E32]))" office:value-type="string" office:string-value=":PHOTO 記録しておきたいもの / @新子安駅；東和現場；詰所内 / 設計図：用語、語句 / N-35-29-19.144592 E-139-39-11.843261 / N-35-29-19.144592 E-139-39-11.843261">
            <text:p>:PHOTO 記録しておきたいもの / @新子安駅；東和現場；詰所内 / 設計図：用語、語句 / N-35-29-19.144592 E-139-39-11.843261 / N-35-29-19.144592 E-139-39-11.843261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0-10-02_12-29-42_000.jpg</text:p>
          </table:table-cell>
          <table:table-cell table:style-name="ce22" office:value-type="string">
            <text:p>:PHOTO 記録しておきたいもの / @新子安駅；東和現場；詰所内 / 設計図：用語、語句 / N-35-29-19.117126 E-139-39-11.898193</text:p>
          </table:table-cell>
          <table:table-cell table:style-name="ce4"/>
          <table:table-cell table:style-name="ce4" table:formula="of:=[.F33]" office:value-type="string" office:string-value="N-35-29-19.117126 E-139-39-11.898193">
            <text:p>N-35-29-19.117126 E-139-39-11.898193</text:p>
          </table:table-cell>
          <table:table-cell table:style-name="ce4" office:value-type="string">
            <text:p>N-35-29-19.117126 E-139-39-11.898193</text:p>
          </table:table-cell>
          <table:table-cell table:style-name="ce35" table:formula="of:=IF([.E33]=&quot;&quot;;[.C33];CONCATENATE([.C33];&quot; / &quot;;[.E33]))" office:value-type="string" office:string-value=":PHOTO 記録しておきたいもの / @新子安駅；東和現場；詰所内 / 設計図：用語、語句 / N-35-29-19.117126 E-139-39-11.898193 / N-35-29-19.117126 E-139-39-11.898193">
            <text:p>:PHOTO 記録しておきたいもの / @新子安駅；東和現場；詰所内 / 設計図：用語、語句 / N-35-29-19.117126 E-139-39-11.898193 / N-35-29-19.117126 E-139-39-11.898193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0-10-02_20-50-30_000.jpg</text:p>
          </table:table-cell>
          <table:table-cell table:style-name="ce8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34]=&quot;&quot;;[.C34];CONCATENATE([.C34];&quot; / &quot;;[.E34]))" office:value-type="string" office:string-value=":m 食べた物">
            <text:p>:m 食べた物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2020-10-02_23-12-42_000.jpg</text:p>
          </table:table-cell>
          <table:table-cell table:style-name="ce8" office:value-type="string">
            <text:p>:m 記録 / お酒</text:p>
          </table:table-cell>
          <table:table-cell table:style-name="ce17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35]=&quot;&quot;;[.C35];CONCATENATE([.C35];&quot; / &quot;;[.E35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4" office:value-type="string">
            <text:p>2020-10-02_23-32-31_000.jpg</text:p>
          </table:table-cell>
          <table:table-cell table:style-name="ce8" office:value-type="string">
            <text:p>:m 記録 / お酒</text:p>
          </table:table-cell>
          <table:table-cell table:style-name="ce18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36]=&quot;&quot;;[.C36];CONCATENATE([.C36];&quot; / &quot;;[.E36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4" office:value-type="string">
            <text:p>2020-10-02_23-37-06_000.jpg</text:p>
          </table:table-cell>
          <table:table-cell table:style-name="ce8" office:value-type="string">
            <text:p>:m 記録 / お酒</text:p>
          </table:table-cell>
          <table:table-cell table:style-name="ce19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37]=&quot;&quot;;[.C37];CONCATENATE([.C37];&quot; / &quot;;[.E37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4" office:value-type="string">
            <text:p>2020-10-02_23-42-41_000.jpg</text:p>
          </table:table-cell>
          <table:table-cell table:style-name="ce8" office:value-type="string">
            <text:p>:m 記録 / お酒</text:p>
          </table:table-cell>
          <table:table-cell table:style-name="ce4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38]=&quot;&quot;;[.C38];CONCATENATE([.C38];&quot; / &quot;;[.E38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4" office:value-type="string">
            <text:p>2020-10-02_23-48-25_000.jpg</text:p>
          </table:table-cell>
          <table:table-cell table:style-name="ce8" office:value-type="string">
            <text:p>:m 記録 / お酒</text:p>
          </table:table-cell>
          <table:table-cell table:style-name="ce26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39]=&quot;&quot;;[.C39];CONCATENATE([.C39];&quot; / &quot;;[.E39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4" office:value-type="string">
            <text:p>2020-10-03_00-02-15_000.jpg</text:p>
          </table:table-cell>
          <table:table-cell table:style-name="ce8" office:value-type="string">
            <text:p>:m 記録 / お酒</text:p>
          </table:table-cell>
          <table:table-cell table:style-name="ce16"/>
          <table:table-cell table:style-name="ce4"/>
          <table:table-cell table:style-name="ce4" office:value-type="string">
            <text:p>N-35-35-28.601074 E-139-34-49.489746</text:p>
          </table:table-cell>
          <table:table-cell table:style-name="ce35" table:formula="of:=IF([.E40]=&quot;&quot;;[.C40];CONCATENATE([.C40];&quot; / &quot;;[.E40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4" office:value-type="string">
            <text:p>2020-10-03_00-11-54_000.jpg</text:p>
          </table:table-cell>
          <table:table-cell table:style-name="ce8" office:value-type="string">
            <text:p>:m 記録 / お酒</text:p>
          </table:table-cell>
          <table:table-cell table:style-name="ce26"/>
          <table:table-cell table:style-name="ce4"/>
          <table:table-cell table:style-name="ce4" office:value-type="string">
            <text:p>N-35-35-28.62854 E-139-34-49.544677</text:p>
          </table:table-cell>
          <table:table-cell table:style-name="ce35" table:formula="of:=IF([.E41]=&quot;&quot;;[.C41];CONCATENATE([.C41];&quot; / &quot;;[.E41]))" office:value-type="string" office:string-value=":m 記録 / お酒">
            <text:p>:m 記録 / お酒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4" office:value-type="string">
            <text:p>2020-10-03_01-59-13_000.jpg</text:p>
          </table:table-cell>
          <table:table-cell table:style-name="ce18" office:value-type="string">
            <text:p>:m :PHOTO 寝た時刻 / 2020 / オナニー：未了：1:30ぐらい</text:p>
          </table:table-cell>
          <table:table-cell table:style-name="ce4"/>
          <table:table-cell table:style-name="ce4"/>
          <table:table-cell table:style-name="ce4" office:value-type="string">
            <text:p>N-35-35-28.587341 E-139-34-49.489746</text:p>
          </table:table-cell>
          <table:table-cell table:style-name="ce35" table:formula="of:=IF([.E42]=&quot;&quot;;[.C42];CONCATENATE([.C42];&quot; / &quot;;[.E42]))" office:value-type="string" office:string-value=":m :PHOTO 寝た時刻 / 2020 / オナニー：未了：1:30ぐらい">
            <text:p>:m :PHOTO 寝た時刻 / 2020 / オナニー：未了：1:30ぐらい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4" office:value-type="string">
            <text:p>2020-10-03_07-12-31_000.jpg</text:p>
          </table:table-cell>
          <table:table-cell table:style-name="ce19" office:value-type="string">
            <text:p>:m :PHOTO 起きた時刻 / 2020</text:p>
          </table:table-cell>
          <table:table-cell table:style-name="ce4"/>
          <table:table-cell table:style-name="ce4"/>
          <table:table-cell table:style-name="ce4" office:value-type="string">
            <text:p>N-35-35-28.532409 E-139-34-49.434814</text:p>
          </table:table-cell>
          <table:table-cell table:style-name="ce35" table:formula="of:=IF([.E43]=&quot;&quot;;[.C43];CONCATENATE([.C43];&quot; / &quot;;[.E43]))" office:value-type="string" office:string-value=":m :PHOTO 起きた時刻 / 2020">
            <text:p>:m :PHOTO 起き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4" office:value-type="string">
            <text:p>2020-10-03_07-31-01_000.jpg</text:p>
          </table:table-cell>
          <table:table-cell table:style-name="ce25" office:value-type="string">
            <text:p>:PHOTO 記録 / 経過記録；作ったもの / food=日陰干し / material=白菜,time=~</text:p>
          </table:table-cell>
          <table:table-cell table:style-name="ce4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44]=&quot;&quot;;[.C44];CONCATENATE([.C44];&quot; / &quot;;[.E44]))" office:value-type="string" office:string-value=":PHOTO 記録 / 経過記録；作ったもの / food=日陰干し / material=白菜,time=~">
            <text:p>:PHOTO 記録 / 経過記録；作ったもの / food=日陰干し / material=白菜,tim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4" office:value-type="string">
            <text:p>2020-10-03_07-31-24_000.jpg</text:p>
          </table:table-cell>
          <table:table-cell table:style-name="ce25" office:value-type="string">
            <text:p>:PHOTO 記録 / 経過記録；作ったもの / food=日陰干し / material=ローズマリー：焼酎に漬けたあと,time=~</text:p>
          </table:table-cell>
          <table:table-cell table:style-name="ce4"/>
          <table:table-cell table:style-name="ce4"/>
          <table:table-cell table:style-name="ce4" office:value-type="string">
            <text:p>N-35-35-28.587341 E-139-34-49.544677</text:p>
          </table:table-cell>
          <table:table-cell table:style-name="ce35" table:formula="of:=IF([.E45]=&quot;&quot;;[.C45];CONCATENATE([.C45];&quot; / &quot;;[.E45]))" office:value-type="string" office:string-value=":PHOTO 記録 / 経過記録；作ったもの / food=日陰干し / material=ローズマリー：焼酎に漬けたあと,time=~">
            <text:p>:PHOTO 記録 / 経過記録；作ったもの / food=日陰干し / material=ローズマリー：焼酎に漬けたあと,tim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4" office:value-type="string">
            <text:p>2020-10-03_07-43-53_000.jpg</text:p>
          </table:table-cell>
          <table:table-cell table:style-name="ce22" office:value-type="string">
            <text:p>:m :th / 音楽で世界を変える</text:p>
          </table:table-cell>
          <table:table-cell table:style-name="ce4"/>
          <table:table-cell table:style-name="ce4"/>
          <table:table-cell table:style-name="ce4" office:value-type="string">
            <text:p>N-35-35-28.601074 E-139-34-49.544677</text:p>
          </table:table-cell>
          <table:table-cell table:style-name="ce35" table:formula="of:=IF([.E46]=&quot;&quot;;[.C46];CONCATENATE([.C46];&quot; / &quot;;[.E46]))" office:value-type="string" office:string-value=":m :th / 音楽で世界を変える">
            <text:p>:m :th / 音楽で世界を変える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4" office:value-type="string">
            <text:p>2020-10-03_07-44-34_000.jpg</text:p>
          </table:table-cell>
          <table:table-cell table:style-name="ce22" office:value-type="string">
            <text:p>:m 東和 PHOTO / 201002f / 新子安駅 / 横浜市神奈川区新子安一丁目２４番計画 / １名 / 向洋電機工業（熊谷組） / 日報</text:p>
          </table:table-cell>
          <table:table-cell table:style-name="ce4"/>
          <table:table-cell table:style-name="ce4"/>
          <table:table-cell table:style-name="ce4" office:value-type="string">
            <text:p>N-35-35-28.614807 E-139-34-49.544677</text:p>
          </table:table-cell>
          <table:table-cell table:style-name="ce35" table:formula="of:=IF([.E47]=&quot;&quot;;[.C47];CONCATENATE([.C47];&quot; / &quot;;[.E47]))" office:value-type="string" office:string-value=":m 東和 PHOTO / 201002f / 新子安駅 / 横浜市神奈川区新子安一丁目２４番計画 / １名 / 向洋電機工業（熊谷組） / 日報">
            <text:p>:m 東和 PHOTO / 201002f / 新子安駅 / 横浜市神奈川区新子安一丁目２４番計画 / １名 / 向洋電機工業（熊谷組） / 日報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0-01_14-28-47_000.mid</text:p>
          </table:table-cell>
          <table:table-cell table:style-name="ce8" office:value-type="string">
            <text:p>:in-mid / app=perfect-piano / 演奏、play / id-2020-1001-1 / category=melody,inst=flute,for=~</text:p>
          </table:table-cell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string" office:string-value=":in-mid / app=perfect-piano / 演奏、play / id-2020-1001-1 / category=melody,inst=flute,for=~">
            <text:p>:in-mid / app=perfect-piano / 演奏、play / id-2020-1001-1 / category=melody,inst=flute,for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0-01_17-40-02_000.mid</text:p>
          </table:table-cell>
          <table:table-cell table:style-name="ce8" office:value-type="string">
            <text:p>:in-mid / app=perfect-piano / 演奏、play / id-2020-1001-2 / category=melody,inst=~,for=~</text:p>
          </table:table-cell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string" office:string-value=":in-mid / app=perfect-piano / 演奏、play / id-2020-1001-2 / category=melody,inst=~,for=~">
            <text:p>:in-mid / app=perfect-piano / 演奏、play / id-2020-1001-2 / category=melody,inst=~,for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0-01_17-47-11_000.mp4</text:p>
          </table:table-cell>
          <table:table-cell table:style-name="ce8" office:value-type="string">
            <text:p>:VIDEO / @自室 / 記録 / knoten / 実演,perform / n-2020-1001-1 / knot=slip-knot(ほどけ結び),for=explain:どちらの端がslipになるか</text:p>
          </table:table-cell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string" office:string-value=":VIDEO / @自室 / 記録 / knoten / 実演,perform / n-2020-1001-1 / knot=slip-knot(ほどけ結び),for=explain:どちらの端がslipになるか">
            <text:p>:VIDEO / @自室 / 記録 / knoten / 実演,perform / n-2020-1001-1 / knot=slip-knot(ほどけ結び),for=explain:どちらの端がslipになるか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0-01_17-54-02_000.mp4</text:p>
          </table:table-cell>
          <table:table-cell table:style-name="ce8" office:value-type="string">
            <text:p>:VIDEO / @自室 / 記録 / knoten / 実演,perform / n-2020-1001-2 / knot=marlin-hitch,for=memo:結び目の形と、結びの強度について</text:p>
          </table:table-cell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string" office:string-value=":VIDEO / @自室 / 記録 / knoten / 実演,perform / n-2020-1001-2 / knot=marlin-hitch,for=memo:結び目の形と、結びの強度について">
            <text:p>:VIDEO / @自室 / 記録 / knoten / 実演,perform / n-2020-1001-2 / knot=marlin-hitch,for=memo:結び目の形と、結びの強度について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0-01_18-34-12_000.mid</text:p>
          </table:table-cell>
          <table:table-cell table:style-name="ce8" office:value-type="string">
            <text:p>:in-mid / app=perfect-piano / 演奏、play / id-2020-1001-3 / category=melody,inst=flute,for=~</text:p>
          </table:table-cell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string" office:string-value=":in-mid / app=perfect-piano / 演奏、play / id-2020-1001-3 / category=melody,inst=flute,for=~">
            <text:p>:in-mid / app=perfect-piano / 演奏、play / id-2020-1001-3 / category=melody,inst=flute,for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0-01_19-09-45_000.mid</text:p>
          </table:table-cell>
          <table:table-cell table:style-name="ce8" office:value-type="string">
            <text:p>:in-mid / app=perfect-piano / 演奏、play / id-2020-1001-4 / category=melody,inst=flute,for=~</text:p>
          </table:table-cell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string" office:string-value=":in-mid / app=perfect-piano / 演奏、play / id-2020-1001-4 / category=melody,inst=flute,for=~">
            <text:p>:in-mid / app=perfect-piano / 演奏、play / id-2020-1001-4 / category=melody,inst=flute,for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0-02_07-03-59_000.mp4</text:p>
          </table:table-cell>
          <table:table-cell table:style-name="ce8" office:value-type="string">
            <text:p>:VIDEO / @東和現場 / 記録 / diary / about=東和現場；風景；スラブ；打設前 / t=早朝 / place=新子安駅</text:p>
          </table:table-cell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string" office:string-value=":VIDEO / @東和現場 / 記録 / diary / about=東和現場；風景；スラブ；打設前 / t=早朝 / place=新子安駅">
            <text:p>:VIDEO / @東和現場 / 記録 / diary / about=東和現場；風景；スラブ；打設前 / t=早朝 / place=新子安駅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0-02_18-01-42_000.mid</text:p>
          </table:table-cell>
          <table:table-cell table:style-name="ce8" office:value-type="string">
            <text:p>:in-mid / app=perfect-piano / 演奏、play / id-2020-1001-5 / category=melody,inst=cla,for=~</text:p>
          </table:table-cell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string" office:string-value=":in-mid / app=perfect-piano / 演奏、play / id-2020-1001-5 / category=melody,inst=cla,for=~">
            <text:p>:in-mid / app=perfect-piano / 演奏、play / id-2020-1001-5 / category=melody,inst=cla,for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0-02_18-58-08_000.mid</text:p>
          </table:table-cell>
          <table:table-cell table:style-name="ce8" office:value-type="string">
            <text:p>:in-mid / app=perfect-piano / 演奏、play / id-2020-1001-6 / category=melody,inst=cla,for=~</text:p>
          </table:table-cell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string" office:string-value=":in-mid / app=perfect-piano / 演奏、play / id-2020-1001-6 / category=melody,inst=cla,for=~">
            <text:p>:in-mid / app=perfect-piano / 演奏、play / id-2020-1001-6 / category=melody,inst=cla,for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0-02_23-09-11_000.mid</text:p>
          </table:table-cell>
          <table:table-cell table:style-name="ce8" office:value-type="string">
            <text:p>:in-mid / app=perfect-piano / 演奏、play / id-2020-1001-7 / category=melody,inst=~,for=~</text:p>
          </table:table-cell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string" office:string-value=":in-mid / app=perfect-piano / 演奏、play / id-2020-1001-7 / category=melody,inst=~,for=~">
            <text:p>:in-mid / app=perfect-piano / 演奏、play / id-2020-1001-7 / category=melody,inst=~,for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0-02_23-27-30_000.mp4</text:p>
          </table:table-cell>
          <table:table-cell table:style-name="ce8" office:value-type="string">
            <text:p>:VIDEO / @自室 / 記録 / recorder,rc / 演奏、play / r-2020-1002-1 / genr=f-continue:2020-09-28_22-06-28_000.mp4,for=excer:fast-notes-3:D5-C5-A4</text:p>
          </table:table-cell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string" office:string-value=":VIDEO / @自室 / 記録 / recorder,rc / 演奏、play / r-2020-1002-1 / genr=f-continue:2020-09-28_22-06-28_000.mp4,for=excer:fast-notes-3:D5-C5-A4">
            <text:p>:VIDEO / @自室 / 記録 / recorder,rc / 演奏、play / r-2020-1002-1 / genr=f-continue:2020-09-28_22-06-28_000.mp4,for=excer:fast-notes-3:D5-C5-A4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0-02_23-56-36_000.mp4</text:p>
          </table:table-cell>
          <table:table-cell table:style-name="ce8" office:value-type="string">
            <text:p>:VIDEO / @自室 / 考え / about=自分の母親をやっている人：世間体の人 / t=夜 / theme=子供がひきこもっている</text:p>
          </table:table-cell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string" office:string-value=":VIDEO / @自室 / 考え / about=自分の母親をやっている人：世間体の人 / t=夜 / theme=子供がひきこもっている">
            <text:p>:VIDEO / @自室 / 考え / about=自分の母親をやっている人：世間体の人 / t=夜 / theme=子供がひきこもっている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0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0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00X-X / category=melody,inst=piano,fo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0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00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3">2020/10/03</text:date>, <text:time>09:45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0-03T09:45:11.71</dc:date>
    <dc:creator>iwabuchi ken</dc:creator>
    <meta:editing-duration>P26DT7H6M13S</meta:editing-duration>
    <meta:editing-cycles>9920</meta:editing-cycles>
    <meta:document-statistic meta:table-count="1" meta:cell-count="576" meta:object-count="0"/>
  </office:meta>
</office:document-meta>
</file>